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7BC000015516C5F06AA.png" manifest:media-type=""/>
  <manifest:file-entry manifest:full-path="Pictures/10000000000003EF000002D813DB0E7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draw:marker-start-width="0.245cm" draw:marker-end="Arrowhead_20_3" draw:marker-end-width="0.345cm" draw:fill="none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svg:stroke-width="0.08cm" draw:marker-start-width="0.32cm" draw:marker-end="Arrowhead_20_3" draw:marker-end-width="0.42cm" draw:fill="none" draw:textarea-vertical-align="middle" fo:padding-top="0.04cm" fo:padding-bottom="0.04cm" fo:padding-left="0.04cm" fo:padding-right="0.04cm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3.306cm"/>
    </style:style>
    <style:style style:name="gr12" style:family="graphic" style:parent-style-name="standard">
      <style:graphic-properties svg:stroke-color="#000000" draw:marker-start="Arrowhead_20_3" draw:fill="solid" draw:fill-color="#ffffff" draw:textarea-horizontal-align="justify" draw:textarea-vertical-align="top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top" draw:auto-grow-height="false"/>
    </style:style>
    <style:style style:name="gr15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02cm" draw:marker-start-width="0.23cm" draw:marker-end="Arrowhead_20_4" draw:marker-end-width="0.28cm" draw:fill="none" draw:textarea-vertical-align="middle" fo:padding-top="0.135cm" fo:padding-bottom="0.135cm" fo:padding-left="0.26cm" fo:padding-right="0.26cm"/>
    </style:style>
    <style:style style:name="gr18" style:family="graphic" style:parent-style-name="objectwithoutfill">
      <style:graphic-properties draw:marker-end="Arrowhead_20_4" draw:marker-end-width="0.25cm" draw:fill="none" draw:textarea-vertical-align="middle"/>
    </style:style>
    <style:style style:name="gr19" style:family="graphic" style:parent-style-name="standard">
      <style:graphic-properties svg:stroke-color="#000000" draw:marker-end="" draw:fill="none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marker-end="Arrowhead_20_4" draw:fill="solid" draw:fill-color="#ffffff" draw:textarea-horizontal-align="justify" draw:textarea-vertical-align="top" draw:auto-grow-height="false"/>
    </style:style>
    <style:style style:name="gr21" style:family="graphic" style:parent-style-name="objectwithoutfill">
      <style:graphic-properties svg:stroke-width="0.02cm" draw:marker-start="Arrowhead_20_3" draw:marker-start-width="0.23cm" draw:marker-end="Arrowhead_20_4" draw:marker-end-width="0.28cm" draw:fill="none" draw:textarea-vertical-align="middle" fo:padding-top="0.135cm" fo:padding-bottom="0.135cm" fo:padding-left="0.26cm" fo:padding-right="0.26cm"/>
    </style:style>
    <style:style style:name="gr22" style:family="graphic" style:parent-style-name="standard">
      <style:graphic-properties draw:stroke="none" svg:stroke-color="#000000" draw:fill="solid" draw:fill-color="#333333" draw:textarea-horizontal-align="justify" draw:textarea-vertical-align="middle" draw:auto-grow-height="false"/>
    </style:style>
    <style:style style:name="gr23" style:family="graphic" style:parent-style-name="objectwithoutfill">
      <style:graphic-properties draw:marker-start="Arrowhead_20_3" draw:marker-end="" draw:marker-end-width="0.25cm" draw:fill="none" draw:textarea-vertical-align="middle"/>
    </style:style>
    <style:style style:name="gr24" style:family="graphic" style:parent-style-name="standard">
      <style:graphic-properties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gr25" style:family="graphic" style:parent-style-name="standard">
      <style:graphic-properties svg:stroke-color="#000000" draw:marker-start="Arrowhead_20_3" draw:textarea-vertical-align="middle"/>
    </style:style>
    <style:style style:name="gr26" style:family="graphic" style:parent-style-name="objectwithoutfill">
      <style:graphic-properties svg:stroke-width="0.02cm" draw:marker-start="" draw:marker-start-width="0.23cm" draw:marker-end="Arrowhead_20_4" draw:marker-end-width="0.28cm" draw:fill="none" draw:textarea-vertical-align="middle" fo:padding-top="0.135cm" fo:padding-bottom="0.135cm" fo:padding-left="0.26cm" fo:padding-right="0.26cm"/>
    </style:style>
    <style:style style:name="gr27" style:family="graphic" style:parent-style-name="standard">
      <style:graphic-properties svg:stroke-width="0.02cm" svg:stroke-color="#000000" draw:marker-start-width="0.23cm" draw:marker-end="Arrowhead_20_3" draw:marker-end-width="0.23cm" draw:textarea-vertical-align="middle" fo:padding-top="0.135cm" fo:padding-bottom="0.135cm" fo:padding-left="0.26cm" fo:padding-right="0.26cm"/>
    </style:style>
    <style:style style:name="gr28" style:family="graphic" style:parent-style-name="standard">
      <style:graphic-properties svg:stroke-width="0.02cm" svg:stroke-color="#000000" draw:marker-start="Arrowhead_20_3" draw:marker-start-width="0.23cm" draw:marker-end="" draw:marker-end-width="0.23cm" draw:textarea-vertical-align="middle" fo:padding-top="0.135cm" fo:padding-bottom="0.135cm" fo:padding-left="0.26cm" fo:padding-right="0.26cm"/>
    </style:style>
    <style:style style:name="gr29" style:family="graphic" style:parent-style-name="standard">
      <style:graphic-properties svg:stroke-width="0.02cm" svg:stroke-color="#000000" draw:marker-start="Arrowhead_20_3" draw:marker-start-width="0.23cm" draw:marker-end="Arrowhead_20_3" draw:marker-end-width="0.23cm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Arial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style="normal" fo:font-weight="bold"/>
    </style:style>
    <style:style style:name="P7" style:family="paragraph">
      <style:text-properties style:font-name="Liberation Mono1" fo:font-size="10pt" fo:font-style="normal" fo:font-weight="bold" style:font-size-asian="10pt" style:font-size-complex="10pt"/>
    </style:style>
    <style:style style:name="P8" style:family="paragraph">
      <style:text-properties style:font-name="Liberation Mono1" fo:font-size="8pt" style:font-size-asian="8pt" style:font-size-complex="8pt"/>
    </style:style>
    <style:style style:name="P9" style:family="paragraph">
      <style:paragraph-properties fo:text-align="center"/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start"/>
      <style:text-properties style:font-name="Liberation Mono1" fo:font-size="14pt" style:font-size-asian="14pt" style:font-size-complex="14pt"/>
    </style:style>
    <style:style style:name="P11" style:family="paragraph">
      <style:paragraph-properties fo:margin-top="0cm" fo:margin-bottom="0.05cm" fo:line-height="200%" fo:text-align="end">
        <style:tab-stops/>
      </style:paragraph-properties>
    </style:style>
    <style:style style:name="P12" style:family="paragraph">
      <style:paragraph-properties fo:margin-top="0cm" fo:margin-bottom="0.05cm" fo:line-height="200%" fo:text-align="end">
        <style:tab-stops/>
      </style:paragraph-properties>
      <style:text-properties style:font-name="Liberation Mono1" fo:font-size="12pt" style:font-size-asian="12pt" style:font-size-complex="12pt"/>
    </style:style>
    <style:style style:name="P13" style:family="paragraph">
      <style:paragraph-properties fo:margin-top="0cm" fo:margin-bottom="0.05cm" fo:line-height="200%" fo:text-align="start">
        <style:tab-stops/>
      </style:paragraph-properties>
    </style:style>
    <style:style style:name="P14" style:family="paragraph">
      <style:paragraph-properties fo:margin-top="0cm" fo:margin-bottom="0.05cm" fo:line-height="200%" fo:text-align="start">
        <style:tab-stops/>
      </style:paragraph-properties>
      <style:text-properties style:font-name="Liberation Mono1"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style:font-name="Liberation Mono1" fo:font-size="9pt" fo:font-weight="bold" style:font-size-asian="9pt" style:font-weight-asian="bold" style:font-size-complex="9pt" style:font-weight-complex="bold"/>
    </style:style>
    <style:style style:name="P17" style:family="paragraph">
      <style:paragraph-properties fo:text-align="center"/>
      <style:text-properties style:font-name="Liberation Mono1" fo:font-size="9pt" fo:font-weight="bold" style:font-size-asian="9pt" style:font-weight-asian="bold" style:font-size-complex="9pt" style:font-weight-complex="bold"/>
    </style:style>
    <style:style style:name="P18" style:family="paragraph">
      <style:text-properties style:font-name="Liberation Mono1" fo:font-size="9pt" style:font-size-asian="9pt" style:font-size-complex="9pt"/>
    </style:style>
    <style:style style:name="P19" style:family="paragraph">
      <style:paragraph-properties fo:margin-top="0cm" fo:margin-bottom="0.05cm" fo:line-height="200%" fo:text-align="start">
        <style:tab-stops/>
      </style:paragraph-properties>
      <style:text-properties style:font-name="Liberation Mono1" fo:font-size="9pt" style:font-size-asian="9pt" style:font-size-complex="9pt"/>
    </style:style>
    <style:style style:name="P20" style:family="paragraph">
      <style:paragraph-properties fo:margin-top="0cm" fo:margin-bottom="0.05cm" fo:line-height="200%" fo:text-align="start">
        <style:tab-stops/>
      </style:paragraph-properties>
      <style:text-properties style:font-name="Liberation Mono1" fo:font-size="8pt" style:font-size-asian="8pt" style:font-size-complex="8pt"/>
    </style:style>
    <style:style style:name="P21" style:family="paragraph">
      <style:paragraph-properties fo:margin-top="0cm" fo:margin-bottom="0.05cm" fo:line-height="200%" fo:text-align="start">
        <style:tab-stops/>
      </style:paragraph-properties>
      <style:text-properties fo:color="#ffffff" style:font-name="Liberation Mono1" fo:font-size="9pt" style:font-size-asian="9pt" style:font-size-complex="9pt"/>
    </style:style>
    <style:style style:name="P22" style:family="paragraph">
      <style:paragraph-properties fo:margin-top="0cm" fo:margin-bottom="0.05cm" fo:line-height="200%" fo:text-align="end">
        <style:tab-stops/>
      </style:paragraph-properties>
      <style:text-properties fo:font-size="9pt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Liberation Mono1" fo:font-size="10pt" fo:font-style="normal" fo:font-weight="bold" style:font-size-asian="10pt" style:font-size-complex="10pt"/>
    </style:style>
    <style:style style:name="T4" style:family="text">
      <style:text-properties style:font-name="Liberation Mono1" fo:font-size="8pt" style:font-size-asian="8pt" style:font-size-complex="8pt"/>
    </style:style>
    <style:style style:name="T5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Mono1" fo:font-size="12pt" style:font-size-asian="12pt" style:font-size-complex="12pt"/>
    </style:style>
    <style:style style:name="T7" style:family="text">
      <style:text-properties style:font-name="Liberation Mono1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Liberation Mono1" fo:font-size="9pt" style:font-size-asian="9pt" style:font-size-complex="9pt"/>
    </style:style>
    <style:style style:name="T9" style:family="text">
      <style:text-properties fo:color="#ffffff" style:font-name="Liberation Mono1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layer="layout" svg:width="6cm" svg:height="7.1cm" svg:x="12.711cm" svg:y="6.4cm">
          <text:p text:style-name="P1">uDLX</text:p>
          <text:p text:style-name="P1">Core</text:p>
        </draw:rect>
        <draw:line draw:style-name="gr2" draw:text-style-name="P2" draw:layer="layout" svg:x1="10.711cm" svg:y1="7.4cm" svg:x2="12.711cm" svg:y2="7.4cm">
          <text:p/>
        </draw:line>
        <draw:frame draw:style-name="gr3" draw:text-style-name="P3" draw:layer="layout" svg:width="1.637cm" svg:height="0.806cm" svg:x="9.211cm" svg:y="6.964cm">
          <draw:text-box>
            <text:p><text:span text:style-name="T1">clock</text:span></text:p>
          </draw:text-box>
        </draw:frame>
        <draw:line draw:style-name="gr2" draw:text-style-name="P2" draw:layer="layout" svg:x1="10.711cm" svg:y1="8.4cm" svg:x2="12.711cm" svg:y2="8.4cm">
          <text:p/>
        </draw:line>
        <draw:frame draw:style-name="gr4" draw:text-style-name="P3" draw:layer="layout" svg:width="1.8cm" svg:height="0.806cm" svg:x="9.211cm" svg:y="7.964cm">
          <draw:text-box>
            <text:p><text:span text:style-name="T1">reset</text:span></text:p>
          </draw:text-box>
        </draw:frame>
        <draw:line draw:style-name="gr5" draw:text-style-name="P2" draw:layer="layout" svg:x1="10.711cm" svg:y1="9.4cm" svg:x2="12.711cm" svg:y2="9.4cm">
          <text:p/>
        </draw:line>
        <draw:frame draw:style-name="gr4" draw:text-style-name="P3" draw:layer="layout" svg:width="3.811cm" svg:height="0.806cm" svg:x="7.3cm" svg:y="8.964cm">
          <draw:text-box>
            <text:p><text:span text:style-name="T1">sram_data_io</text:span></text:p>
          </draw:text-box>
        </draw:frame>
        <draw:line draw:style-name="gr5" draw:text-style-name="P2" draw:layer="layout" svg:x1="20.719cm" svg:y1="7.4cm" svg:x2="18.719cm" svg:y2="7.4cm">
          <text:p/>
        </draw:line>
        <draw:frame draw:style-name="gr3" draw:text-style-name="P3" draw:layer="layout" svg:width="2.868cm" svg:height="0.806cm" svg:x="20.62cm" svg:y="6.964cm">
          <draw:text-box>
            <text:p><text:span text:style-name="T1">sram_addr</text:span></text:p>
          </draw:text-box>
        </draw:frame>
        <draw:line draw:style-name="gr5" draw:text-style-name="P2" draw:layer="layout" svg:x1="20.719cm" svg:y1="9.4cm" svg:x2="18.719cm" svg:y2="9.4cm">
          <text:p/>
        </draw:line>
        <draw:frame draw:style-name="gr3" draw:text-style-name="P3" draw:layer="layout" svg:width="3.144cm" svg:height="0.806cm" svg:x="20.62cm" svg:y="8.964cm">
          <draw:text-box>
            <text:p><text:span text:style-name="T1">sdram_addr</text:span></text:p>
          </draw:text-box>
        </draw:frame>
        <draw:line draw:style-name="gr5" draw:text-style-name="P2" draw:layer="layout" svg:x1="10.711cm" svg:y1="10.4cm" svg:x2="12.711cm" svg:y2="10.4cm">
          <text:p/>
        </draw:line>
        <draw:frame draw:style-name="gr4" draw:text-style-name="P3" draw:layer="layout" svg:width="4.4cm" svg:height="0.806cm" svg:x="7.06cm" svg:y="9.964cm">
          <draw:text-box>
            <text:p><text:span text:style-name="T1">sdram_data_io</text:span></text:p>
          </draw:text-box>
        </draw:frame>
        <draw:line draw:style-name="gr2" draw:text-style-name="P2" draw:layer="layout" svg:x1="20.719cm" svg:y1="8.4cm" svg:x2="18.719cm" svg:y2="8.4cm">
          <text:p/>
        </draw:line>
        <draw:frame draw:style-name="gr3" draw:text-style-name="P3" draw:layer="layout" svg:width="3.063cm" svg:height="0.806cm" svg:x="20.62cm" svg:y="7.964cm">
          <draw:text-box>
            <text:p><text:span text:style-name="T1">sram_we_n</text:span></text:p>
          </draw:text-box>
        </draw:frame>
        <draw:line draw:style-name="gr2" draw:text-style-name="P2" draw:layer="layout" svg:x1="20.719cm" svg:y1="10.4cm" svg:x2="18.719cm" svg:y2="10.4cm">
          <text:p/>
        </draw:line>
        <draw:frame draw:style-name="gr3" draw:text-style-name="P3" draw:layer="layout" svg:width="3.338cm" svg:height="0.806cm" svg:x="20.62cm" svg:y="9.964cm">
          <draw:text-box>
            <text:p><text:span text:style-name="T1">sdram_we_n</text:span></text:p>
          </draw:text-box>
        </draw:frame>
        <draw:line draw:style-name="gr2" draw:text-style-name="P2" draw:layer="layout" svg:x1="10.711cm" svg:y1="11.4cm" svg:x2="12.711cm" svg:y2="11.4cm">
          <text:p/>
        </draw:line>
        <draw:frame draw:style-name="gr4" draw:text-style-name="P3" draw:layer="layout" svg:width="4.411cm" svg:height="0.806cm" svg:x="6.5cm" svg:y="10.964cm">
          <draw:text-box>
            <text:p><text:span text:style-name="T1">sram_data_ready</text:span></text:p>
          </draw:text-box>
        </draw:frame>
        <draw:line draw:style-name="gr2" draw:text-style-name="P2" draw:layer="layout" svg:x1="10.712cm" svg:y1="12.4cm" svg:x2="12.712cm" svg:y2="12.4cm">
          <text:p/>
        </draw:line>
        <draw:frame draw:style-name="gr4" draw:text-style-name="P3" draw:layer="layout" svg:width="4.712cm" svg:height="0.806cm" svg:x="6.2cm" svg:y="11.964cm">
          <draw:text-box>
            <text:p><text:span text:style-name="T1">sdram_data_ready</text:span></text:p>
          </draw:text-box>
        </draw:frame>
      </draw:page>
      <draw:page draw:name="page2" draw:style-name="dp1" draw:master-page-name="Padrão">
        <draw:frame draw:style-name="gr6" draw:text-style-name="P1" draw:layer="layout" svg:width="24.596cm" svg:height="17.781cm" svg:x="8.996cm" svg:y="6.106cm">
          <draw:image xlink:href="Pictures/10000000000003EF000002D813DB0E7A.png" xlink:type="simple" xlink:show="embed" xlink:actuate="onLoad">
            <text:p/>
          </draw:image>
        </draw:frame>
        <draw:custom-shape draw:style-name="gr7" draw:text-style-name="P4" draw:layer="layout" svg:width="1cm" svg:height="2.7cm" svg:x="4.4cm" svg:y="12.4cm">
          <text:p text:style-name="P1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cm" svg:height="4.2cm" svg:x="6.4cm" svg:y="13.4cm">
          <text:p text:style-name="P1"><text:span text:style-name="T1">Instruction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adrão">
        <draw:custom-shape draw:style-name="gr8" draw:text-style-name="P1" draw:layer="layout" svg:width="16cm" svg:height="1cm" svg:x="7.001cm" svg:y="8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1cm" svg:y1="9cm" svg:x2="8.001cm" svg:y2="8cm">
          <text:p/>
        </draw:line>
        <draw:line draw:style-name="gr9" draw:text-style-name="P1" draw:layer="layout" svg:x1="10.001cm" svg:y1="9cm" svg:x2="10.001cm" svg:y2="8cm">
          <text:p/>
        </draw:line>
        <draw:frame draw:style-name="gr10" draw:text-style-name="P5" draw:layer="layout" svg:width="1.137cm" svg:height="0.649cm" svg:x="6.937cm" svg:y="8.201cm">
          <draw:text-box>
            <text:p><text:span text:style-name="T2">0 1</text:span></text:p>
          </draw:text-box>
        </draw:frame>
        <draw:frame draw:style-name="gr10" draw:text-style-name="P5" draw:layer="layout" svg:width="0.925cm" svg:height="0.649cm" svg:x="8.538cm" svg:y="8.202cm">
          <draw:text-box>
            <text:p><text:span text:style-name="T2">RD</text:span></text:p>
          </draw:text-box>
        </draw:frame>
        <draw:frame draw:style-name="gr11" draw:text-style-name="P5" draw:layer="layout" svg:width="3.889cm" svg:height="0.649cm" svg:x="17.094cm" svg:y="8.203cm">
          <draw:text-box>
            <text:p><text:span text:style-name="T2">16-bit Immediate</text:span></text:p>
          </draw:text-box>
        </draw:frame>
        <draw:line draw:style-name="gr9" draw:text-style-name="P1" draw:layer="layout" svg:x1="15.001cm" svg:y1="9cm" svg:x2="15.001cm" svg:y2="8cm">
          <text:p/>
        </draw:line>
        <draw:frame draw:style-name="gr10" draw:text-style-name="P5" draw:layer="layout" svg:width="1.772cm" svg:height="0.649cm" svg:x="11.64cm" svg:y="8.206cm">
          <draw:text-box>
            <text:p><text:span text:style-name="T2">unused</text:span></text:p>
          </draw:text-box>
        </draw:frame>
        <draw:custom-shape draw:style-name="gr8" draw:text-style-name="P1" draw:layer="layout" svg:width="16cm" svg:height="1cm" svg:x="7.002cm" svg:y="10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2cm" svg:y1="11cm" svg:x2="8.002cm" svg:y2="10cm">
          <text:p/>
        </draw:line>
        <draw:line draw:style-name="gr9" draw:text-style-name="P1" draw:layer="layout" svg:x1="10.002cm" svg:y1="11cm" svg:x2="10.002cm" svg:y2="10cm">
          <text:p/>
        </draw:line>
        <draw:frame draw:style-name="gr10" draw:text-style-name="P5" draw:layer="layout" svg:width="1.137cm" svg:height="0.649cm" svg:x="6.938cm" svg:y="10.201cm">
          <draw:text-box>
            <text:p><text:span text:style-name="T2">1 1</text:span></text:p>
          </draw:text-box>
        </draw:frame>
        <draw:frame draw:style-name="gr10" draw:text-style-name="P5" draw:layer="layout" svg:width="0.925cm" svg:height="0.649cm" svg:x="8.539cm" svg:y="10.202cm">
          <draw:text-box>
            <text:p><text:span text:style-name="T2">RD</text:span></text:p>
          </draw:text-box>
        </draw:frame>
        <draw:frame draw:style-name="gr10" draw:text-style-name="P5" draw:layer="layout" svg:width="3.889cm" svg:height="0.649cm" svg:x="16.74cm" svg:y="10.203cm">
          <draw:text-box>
            <text:p><text:span text:style-name="T2">16-bit Immediate</text:span></text:p>
          </draw:text-box>
        </draw:frame>
        <draw:line draw:style-name="gr9" draw:text-style-name="P1" draw:layer="layout" svg:x1="15.002cm" svg:y1="11cm" svg:x2="15.002cm" svg:y2="10cm">
          <text:p/>
        </draw:line>
        <draw:frame draw:style-name="gr10" draw:text-style-name="P5" draw:layer="layout" svg:width="1.772cm" svg:height="0.649cm" svg:x="12.641cm" svg:y="10.206cm">
          <draw:text-box>
            <text:p><text:span text:style-name="T2">unused</text:span></text:p>
          </draw:text-box>
        </draw:frame>
        <draw:line draw:style-name="gr9" draw:text-style-name="P1" draw:layer="layout" svg:x1="12.002cm" svg:y1="11cm" svg:x2="12.002cm" svg:y2="10cm">
          <text:p/>
        </draw:line>
        <draw:frame draw:style-name="gr10" draw:text-style-name="P5" draw:layer="layout" svg:width="0.925cm" svg:height="0.649cm" svg:x="10.54cm" svg:y="10.203cm">
          <draw:text-box>
            <text:p><text:span text:style-name="T2">RB</text:span></text:p>
          </draw:text-box>
        </draw:frame>
        <draw:frame draw:style-name="gr3" draw:layer="layout" svg:width="2.229cm" svg:height="0.962cm" svg:x="23.7cm" svg:y="8cm">
          <draw:text-box>
            <text:p>Type I</text:p>
          </draw:text-box>
        </draw:frame>
        <draw:frame draw:style-name="gr3" draw:layer="layout" svg:width="2.407cm" svg:height="0.962cm" svg:x="23.701cm" svg:y="10cm">
          <draw:text-box>
            <text:p>Type II</text:p>
          </draw:text-box>
        </draw:frame>
        <draw:frame draw:style-name="gr3" draw:layer="layout" svg:width="1.734cm" svg:height="0.962cm" svg:x="23.702cm" svg:y="4cm">
          <draw:text-box>
            <text:p>ALU</text:p>
          </draw:text-box>
        </draw:frame>
        <draw:custom-shape draw:style-name="gr8" draw:text-style-name="P1" draw:layer="layout" svg:width="16cm" svg:height="1cm" svg:x="7.002cm" svg:y="14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2cm" svg:y1="15cm" svg:x2="8.002cm" svg:y2="14cm">
          <text:p/>
        </draw:line>
        <draw:line draw:style-name="gr9" draw:text-style-name="P1" draw:layer="layout" svg:x1="9.002cm" svg:y1="15cm" svg:x2="9.002cm" svg:y2="14cm">
          <text:p/>
        </draw:line>
        <draw:frame draw:style-name="gr10" draw:text-style-name="P5" draw:layer="layout" svg:width="1.137cm" svg:height="0.649cm" svg:x="6.938cm" svg:y="14.201cm">
          <draw:text-box>
            <text:p><text:span text:style-name="T2">0 0</text:span></text:p>
          </draw:text-box>
        </draw:frame>
        <draw:frame draw:style-name="gr10" draw:text-style-name="P5" draw:layer="layout" svg:width="0.925cm" svg:height="0.649cm" svg:x="8.039cm" svg:y="14.202cm">
          <draw:text-box>
            <text:p><text:span text:style-name="T2">OP</text:span></text:p>
          </draw:text-box>
        </draw:frame>
        <draw:frame draw:style-name="gr10" draw:text-style-name="P5" draw:layer="layout" svg:width="1.772cm" svg:height="0.649cm" svg:x="16.14cm" svg:y="14.203cm">
          <draw:text-box>
            <text:p><text:span text:style-name="T2">unused</text:span></text:p>
          </draw:text-box>
        </draw:frame>
        <draw:line draw:style-name="gr9" draw:text-style-name="P1" draw:layer="layout" svg:x1="11.002cm" svg:y1="15cm" svg:x2="11.002cm" svg:y2="14cm">
          <text:p/>
        </draw:line>
        <draw:frame draw:style-name="gr10" draw:text-style-name="P5" draw:layer="layout" svg:width="0.714cm" svg:height="0.649cm" svg:x="9.641cm" svg:y="14.206cm">
          <draw:text-box>
            <text:p><text:span text:style-name="T2">R</text:span></text:p>
          </draw:text-box>
        </draw:frame>
        <draw:frame draw:style-name="gr3" draw:layer="layout" svg:width="2.229cm" svg:height="0.962cm" svg:x="23.701cm" svg:y="14cm">
          <draw:text-box>
            <text:p>Type I</text:p>
          </draw:text-box>
        </draw:frame>
        <draw:frame draw:style-name="gr3" draw:layer="layout" svg:width="3.461cm" svg:height="0.962cm" svg:x="5.701cm" svg:y="6cm">
          <draw:text-box>
            <text:p>Immediate</text:p>
          </draw:text-box>
        </draw:frame>
        <draw:frame draw:style-name="gr3" draw:layer="layout" svg:width="5.044cm" svg:height="0.962cm" svg:x="5.702cm" svg:y="12cm">
          <draw:text-box>
            <text:p>Control Transfer</text:p>
          </draw:text-box>
        </draw:frame>
        <draw:custom-shape draw:style-name="gr8" draw:text-style-name="P6" draw:layer="layout" svg:width="16cm" svg:height="1cm" svg:x="7.002cm" svg:y="16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002cm" svg:y1="17cm" svg:x2="8.002cm" svg:y2="16cm">
          <text:p/>
        </draw:line>
        <draw:line draw:style-name="gr9" draw:text-style-name="P6" draw:layer="layout" svg:x1="9.002cm" svg:y1="17cm" svg:x2="9.002cm" svg:y2="16cm">
          <text:p/>
        </draw:line>
        <draw:frame draw:style-name="gr10" draw:text-style-name="P7" draw:layer="layout" svg:width="1.137cm" svg:height="0.649cm" svg:x="6.938cm" svg:y="16.201cm">
          <draw:text-box>
            <text:p><text:span text:style-name="T3">0 0</text:span></text:p>
          </draw:text-box>
        </draw:frame>
        <draw:frame draw:style-name="gr10" draw:text-style-name="P7" draw:layer="layout" svg:width="0.925cm" svg:height="0.649cm" svg:x="8.039cm" svg:y="16.202cm">
          <draw:text-box>
            <text:p><text:span text:style-name="T3">OP</text:span></text:p>
          </draw:text-box>
        </draw:frame>
        <draw:frame draw:style-name="gr10" draw:text-style-name="P7" draw:layer="layout" svg:width="1.772cm" svg:height="0.649cm" svg:x="17.34cm" svg:y="16.203cm">
          <draw:text-box>
            <text:p><text:span text:style-name="T3">unused</text:span></text:p>
          </draw:text-box>
        </draw:frame>
        <draw:line draw:style-name="gr9" draw:text-style-name="P6" draw:layer="layout" svg:x1="13.002cm" svg:y1="17cm" svg:x2="13.002cm" svg:y2="16cm">
          <text:p/>
        </draw:line>
        <draw:frame draw:style-name="gr10" draw:text-style-name="P7" draw:layer="layout" svg:width="0.714cm" svg:height="0.649cm" svg:x="9.641cm" svg:y="16.206cm">
          <draw:text-box>
            <text:p><text:span text:style-name="T3">R</text:span></text:p>
          </draw:text-box>
        </draw:frame>
        <draw:frame draw:style-name="gr3" draw:layer="layout" svg:width="2.407cm" svg:height="0.962cm" svg:x="23.701cm" svg:y="16cm">
          <draw:text-box>
            <text:p>Type II</text:p>
          </draw:text-box>
        </draw:frame>
        <draw:line draw:style-name="gr9" draw:text-style-name="P6" draw:layer="layout" svg:x1="11.002cm" svg:y1="17cm" svg:x2="11.002cm" svg:y2="16cm">
          <text:p/>
        </draw:line>
        <draw:frame draw:style-name="gr10" draw:text-style-name="P7" draw:layer="layout" svg:width="1.772cm" svg:height="0.649cm" svg:x="11.141cm" svg:y="16.207cm">
          <draw:text-box>
            <text:p><text:span text:style-name="T3">CFlags</text:span></text:p>
          </draw:text-box>
        </draw:frame>
        <draw:custom-shape draw:style-name="gr8" draw:text-style-name="P6" draw:layer="layout" svg:width="16cm" svg:height="1cm" svg:x="7.002cm" svg:y="18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002cm" svg:y1="19cm" svg:x2="8.002cm" svg:y2="18cm">
          <text:p/>
        </draw:line>
        <draw:line draw:style-name="gr9" draw:text-style-name="P6" draw:layer="layout" svg:x1="9.002cm" svg:y1="19cm" svg:x2="9.002cm" svg:y2="18cm">
          <text:p/>
        </draw:line>
        <draw:frame draw:style-name="gr10" draw:text-style-name="P8" draw:layer="layout" svg:width="16.419cm" svg:height="0.573cm" svg:x="6.814cm" svg:y="17.5cm">
          <draw:text-box>
            <text:p><text:span text:style-name="T4">31 30 29 28 27 <text:s text:c="78"/>0</text:span></text:p>
          </draw:text-box>
        </draw:frame>
        <draw:frame draw:style-name="gr10" draw:text-style-name="P7" draw:layer="layout" svg:width="1.137cm" svg:height="0.649cm" svg:x="6.938cm" svg:y="18.201cm">
          <draw:text-box>
            <text:p><text:span text:style-name="T3">0 0</text:span></text:p>
          </draw:text-box>
        </draw:frame>
        <draw:frame draw:style-name="gr10" draw:text-style-name="P7" draw:layer="layout" svg:width="0.925cm" svg:height="0.649cm" svg:x="8.039cm" svg:y="18.202cm">
          <draw:text-box>
            <text:p><text:span text:style-name="T3">OP</text:span></text:p>
          </draw:text-box>
        </draw:frame>
        <draw:frame draw:style-name="gr10" draw:text-style-name="P7" draw:layer="layout" svg:width="4.524cm" svg:height="0.649cm" svg:x="13.34cm" svg:y="18.203cm">
          <draw:text-box>
            <text:p><text:span text:style-name="T3">PC-relative destiny</text:span></text:p>
          </draw:text-box>
        </draw:frame>
        <draw:frame draw:style-name="gr3" draw:layer="layout" svg:width="2.585cm" svg:height="0.962cm" svg:x="23.701cm" svg:y="18cm">
          <draw:text-box>
            <text:p>Type III</text:p>
          </draw:text-box>
        </draw:frame>
        <draw:frame draw:style-name="gr3" draw:layer="layout" svg:width="6.695cm" svg:height="0.962cm" svg:x="5.702cm" svg:y="2cm">
          <draw:text-box>
            <text:p>Logic and Arithmetical</text:p>
          </draw:text-box>
        </draw:frame>
        <draw:frame draw:style-name="gr3" draw:layer="layout" svg:width="2.792cm" svg:height="0.962cm" svg:x="5.702cm" svg:y="20cm">
          <draw:text-box>
            <text:p>Memory</text:p>
          </draw:text-box>
        </draw:frame>
        <draw:frame draw:style-name="gr10" draw:text-style-name="P8" draw:layer="layout" svg:width="16.419cm" svg:height="0.573cm" svg:x="6.815cm" svg:y="15.501cm">
          <draw:text-box>
            <text:p><text:span text:style-name="T4">31 30 29 28 27 <text:s text:c="6"/>24 23 <text:s text:c="6"/>20 <text:s text:c="57"/>0</text:span></text:p>
          </draw:text-box>
        </draw:frame>
        <draw:frame draw:style-name="gr3" draw:text-style-name="P8" draw:layer="layout" svg:width="16.419cm" svg:height="0.573cm" svg:x="6.816cm" svg:y="13.502cm">
          <draw:text-box>
            <text:p><text:span text:style-name="T4">31 30 29 28 27 <text:s text:c="6"/>24 <text:s text:c="69"/>0</text:span></text:p>
          </draw:text-box>
        </draw:frame>
        <draw:frame draw:style-name="gr3" draw:text-style-name="P8" draw:layer="layout" svg:width="16.419cm" svg:height="0.573cm" svg:x="6.817cm" svg:y="9.503cm">
          <draw:text-box>
            <text:p><text:span text:style-name="T4">31 30 29 <text:s text:c="6"/>26 25 <text:s text:c="6"/>22 21 <text:s text:c="11"/>16 15 <text:s text:c="43"/>0</text:span></text:p>
          </draw:text-box>
        </draw:frame>
        <draw:frame draw:style-name="gr3" draw:text-style-name="P8" draw:layer="layout" svg:width="16.419cm" svg:height="0.573cm" svg:x="6.818cm" svg:y="7.504cm">
          <draw:text-box>
            <text:p><text:span text:style-name="T4">31 30 29 <text:s text:c="6"/>26 25 <text:s text:c="23"/>16 15 <text:s text:c="43"/>0</text:span></text:p>
          </draw:text-box>
        </draw:frame>
        <draw:custom-shape draw:style-name="gr8" draw:text-style-name="P1" draw:layer="layout" svg:width="16cm" svg:height="1cm" svg:x="7.001cm" svg:y="22.001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1cm" svg:y1="23.001cm" svg:x2="8.001cm" svg:y2="22.001cm">
          <text:p/>
        </draw:line>
        <draw:line draw:style-name="gr9" draw:text-style-name="P1" draw:layer="layout" svg:x1="10.001cm" svg:y1="23.001cm" svg:x2="10.001cm" svg:y2="22.001cm">
          <text:p/>
        </draw:line>
        <draw:frame draw:style-name="gr10" draw:text-style-name="P5" draw:layer="layout" svg:width="1.137cm" svg:height="0.649cm" svg:x="6.937cm" svg:y="22.202cm">
          <draw:text-box>
            <text:p><text:span text:style-name="T2">1 0</text:span></text:p>
          </draw:text-box>
        </draw:frame>
        <draw:frame draw:style-name="gr10" draw:text-style-name="P5" draw:layer="layout" svg:width="0.925cm" svg:height="0.649cm" svg:x="8.553cm" svg:y="22.203cm">
          <draw:text-box>
            <text:p><text:span text:style-name="T2">OP</text:span></text:p>
          </draw:text-box>
        </draw:frame>
        <draw:line draw:style-name="gr9" draw:text-style-name="P1" draw:layer="layout" svg:x1="12.001cm" svg:y1="23.001cm" svg:x2="12.001cm" svg:y2="22.001cm">
          <text:p/>
        </draw:line>
        <draw:line draw:style-name="gr9" draw:text-style-name="P1" draw:layer="layout" svg:x1="14.001cm" svg:y1="23.001cm" svg:x2="14.001cm" svg:y2="22.001cm">
          <text:p/>
        </draw:line>
        <draw:frame draw:style-name="gr10" draw:text-style-name="P5" draw:layer="layout" svg:width="0.925cm" svg:height="0.649cm" svg:x="10.539cm" svg:y="22.204cm">
          <draw:text-box>
            <text:p><text:span text:style-name="T2">RD</text:span></text:p>
          </draw:text-box>
        </draw:frame>
        <draw:frame draw:style-name="gr10" draw:text-style-name="P5" draw:layer="layout" svg:width="0.925cm" svg:height="0.649cm" svg:x="12.54cm" svg:y="22.205cm">
          <draw:text-box>
            <text:p><text:span text:style-name="T2">RB</text:span></text:p>
          </draw:text-box>
        </draw:frame>
        <draw:frame draw:style-name="gr10" draw:text-style-name="P5" draw:layer="layout" svg:width="1.772cm" svg:height="0.649cm" svg:x="17.341cm" svg:y="22.206cm">
          <draw:text-box>
            <text:p><text:span text:style-name="T2">unused</text:span></text:p>
          </draw:text-box>
        </draw:frame>
        <draw:frame draw:style-name="gr3" draw:text-style-name="P8" draw:layer="layout" svg:width="16.419cm" svg:height="0.573cm" svg:x="6.82cm" svg:y="21.506cm">
          <draw:text-box>
            <text:p><text:span text:style-name="T4">31 30 29 <text:s text:c="6"/>26 25 <text:s text:c="6"/>22 21 <text:s text:c="6"/>19 18 <text:s text:c="48"/>0</text:span></text:p>
          </draw:text-box>
        </draw:frame>
        <draw:custom-shape draw:style-name="gr8" draw:text-style-name="P1" draw:layer="layout" svg:width="16cm" svg:height="1cm" svg:x="7.002cm" svg:y="4.00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2cm" svg:y1="5.002cm" svg:x2="8.002cm" svg:y2="4.002cm">
          <text:p/>
        </draw:line>
        <draw:line draw:style-name="gr9" draw:text-style-name="P1" draw:layer="layout" svg:x1="10.002cm" svg:y1="5.002cm" svg:x2="10.002cm" svg:y2="4.002cm">
          <text:p/>
        </draw:line>
        <draw:frame draw:style-name="gr10" draw:text-style-name="P5" draw:layer="layout" svg:width="1.137cm" svg:height="0.649cm" svg:x="6.938cm" svg:y="4.203cm">
          <draw:text-box>
            <text:p><text:span text:style-name="T2">1 0</text:span></text:p>
          </draw:text-box>
        </draw:frame>
        <draw:frame draw:style-name="gr10" draw:text-style-name="P5" draw:layer="layout" svg:width="0.925cm" svg:height="0.649cm" svg:x="8.554cm" svg:y="4.204cm">
          <draw:text-box>
            <text:p><text:span text:style-name="T2">OP</text:span></text:p>
          </draw:text-box>
        </draw:frame>
        <draw:line draw:style-name="gr9" draw:text-style-name="P1" draw:layer="layout" svg:x1="12.002cm" svg:y1="5.002cm" svg:x2="12.002cm" svg:y2="4.002cm">
          <text:p/>
        </draw:line>
        <draw:line draw:style-name="gr9" draw:text-style-name="P1" draw:layer="layout" svg:x1="14.002cm" svg:y1="5.002cm" svg:x2="14.002cm" svg:y2="4.002cm">
          <text:p/>
        </draw:line>
        <draw:frame draw:style-name="gr10" draw:text-style-name="P5" draw:layer="layout" svg:width="0.925cm" svg:height="0.649cm" svg:x="10.54cm" svg:y="4.205cm">
          <draw:text-box>
            <text:p><text:span text:style-name="T2">RD</text:span></text:p>
          </draw:text-box>
        </draw:frame>
        <draw:frame draw:style-name="gr10" draw:text-style-name="P5" draw:layer="layout" svg:width="0.925cm" svg:height="0.649cm" svg:x="12.541cm" svg:y="4.206cm">
          <draw:text-box>
            <text:p><text:span text:style-name="T2">RB</text:span></text:p>
          </draw:text-box>
        </draw:frame>
        <draw:frame draw:style-name="gr10" draw:text-style-name="P5" draw:layer="layout" svg:width="1.772cm" svg:height="0.649cm" svg:x="17.342cm" svg:y="4.207cm">
          <draw:text-box>
            <text:p><text:span text:style-name="T2">unused</text:span></text:p>
          </draw:text-box>
        </draw:frame>
        <draw:frame draw:style-name="gr3" draw:text-style-name="P8" draw:layer="layout" svg:width="16.419cm" svg:height="0.573cm" svg:x="6.821cm" svg:y="3.507cm">
          <draw:text-box>
            <text:p><text:span text:style-name="T4">31 30 29 <text:s text:c="6"/>26 25 <text:s text:c="6"/>22 21 <text:s text:c="6"/>19 18 <text:s text:c="48"/>0</text:span></text:p>
          </draw:text-box>
        </draw:frame>
      </draw:page>
      <draw:page draw:name="page4" draw:style-name="dp1" draw:master-page-name="Padrão">
        <draw:rect draw:style-name="gr1" draw:text-style-name="P9" draw:layer="layout" svg:width="4.547cm" svg:height="9cm" svg:x="8.453cm" svg:y="2cm">
          <text:p text:style-name="P1"><text:span text:style-name="T5">Instruction</text:span></text:p>
          <text:p text:style-name="P1"><text:span text:style-name="T5">Fetch</text:span></text:p>
        </draw:rect>
        <draw:line draw:style-name="gr2" draw:text-style-name="P10" draw:layer="layout" svg:x1="6.453cm" svg:y1="2.981cm" svg:x2="8.453cm" svg:y2="2.981cm">
          <text:p/>
        </draw:line>
        <draw:line draw:style-name="gr5" draw:text-style-name="P10" draw:layer="layout" svg:x1="15.005cm" svg:y1="3.017cm" svg:x2="13.005cm" svg:y2="3.017cm">
          <text:p/>
        </draw:line>
        <draw:line draw:style-name="gr5" draw:text-style-name="P10" draw:layer="layout" svg:x1="15.005cm" svg:y1="5.017cm" svg:x2="13.005cm" svg:y2="5.017cm">
          <text:p/>
        </draw:line>
        <draw:line draw:style-name="gr5" draw:text-style-name="P10" draw:layer="layout" svg:x1="15.005cm" svg:y1="4.017cm" svg:x2="13.005cm" svg:y2="4.017cm">
          <text:p/>
        </draw:line>
        <draw:rect draw:style-name="gr1" draw:text-style-name="P9" draw:layer="layout" svg:width="4.546cm" svg:height="13cm" svg:x="8.454cm" svg:y="13cm">
          <text:p text:style-name="P1"><text:span text:style-name="T5">Instruction</text:span></text:p>
          <text:p text:style-name="P1"><text:span text:style-name="T5">Decode</text:span></text:p>
        </draw:rect>
        <draw:line draw:style-name="gr2" draw:text-style-name="P2" draw:layer="layout" svg:x1="6.454cm" svg:y1="14cm" svg:x2="8.454cm" svg:y2="14cm">
          <text:p/>
        </draw:line>
        <draw:line draw:style-name="gr2" draw:text-style-name="P2" draw:layer="layout" svg:x1="6.454cm" svg:y1="15cm" svg:x2="8.454cm" svg:y2="15cm">
          <text:p/>
        </draw:line>
        <draw:line draw:style-name="gr5" draw:text-style-name="P2" draw:layer="layout" svg:x1="6.454cm" svg:y1="16cm" svg:x2="8.454cm" svg:y2="16cm">
          <text:p/>
        </draw:line>
        <draw:line draw:style-name="gr2" draw:text-style-name="P2" draw:layer="layout" svg:x1="15.006cm" svg:y1="14cm" svg:x2="13.006cm" svg:y2="14cm">
          <text:p/>
        </draw:line>
        <draw:line draw:style-name="gr2" draw:text-style-name="P2" draw:layer="layout" svg:x1="15.006cm" svg:y1="16cm" svg:x2="13.006cm" svg:y2="16cm">
          <text:p/>
        </draw:line>
        <draw:line draw:style-name="gr5" draw:text-style-name="P2" draw:layer="layout" svg:x1="6.454cm" svg:y1="17cm" svg:x2="8.454cm" svg:y2="17cm">
          <text:p/>
        </draw:line>
        <draw:line draw:style-name="gr2" draw:text-style-name="P2" draw:layer="layout" svg:x1="15.006cm" svg:y1="15cm" svg:x2="13.006cm" svg:y2="15cm">
          <text:p/>
        </draw:line>
        <draw:line draw:style-name="gr2" draw:text-style-name="P2" draw:layer="layout" svg:x1="15.006cm" svg:y1="18.014cm" svg:x2="13.006cm" svg:y2="18.014cm">
          <text:p/>
        </draw:line>
        <draw:line draw:style-name="gr5" draw:text-style-name="P2" draw:layer="layout" svg:x1="15.006cm" svg:y1="17.021cm" svg:x2="13.006cm" svg:y2="17.021cm">
          <text:p/>
        </draw:line>
        <draw:line draw:style-name="gr2" draw:text-style-name="P2" draw:layer="layout" svg:x1="6.454cm" svg:y1="18cm" svg:x2="8.454cm" svg:y2="18cm">
          <text:p/>
        </draw:line>
        <draw:line draw:style-name="gr5" draw:text-style-name="P2" draw:layer="layout" svg:x1="6.455cm" svg:y1="19cm" svg:x2="8.455cm" svg:y2="19cm">
          <text:p/>
        </draw:line>
        <draw:line draw:style-name="gr5" draw:text-style-name="P2" draw:layer="layout" svg:x1="6.455cm" svg:y1="20cm" svg:x2="8.455cm" svg:y2="20cm">
          <text:p/>
        </draw:line>
        <draw:line draw:style-name="gr5" draw:text-style-name="P2" draw:layer="layout" svg:x1="6.455cm" svg:y1="21cm" svg:x2="8.455cm" svg:y2="21cm">
          <text:p/>
        </draw:line>
        <draw:line draw:style-name="gr5" draw:text-style-name="P2" draw:layer="layout" svg:x1="6.455cm" svg:y1="22cm" svg:x2="8.455cm" svg:y2="22cm">
          <text:p/>
        </draw:line>
        <draw:line draw:style-name="gr2" draw:text-style-name="P2" draw:layer="layout" svg:x1="15.007cm" svg:y1="19.021cm" svg:x2="13.007cm" svg:y2="19.021cm">
          <text:p/>
        </draw:line>
        <draw:line draw:style-name="gr2" draw:text-style-name="P2" draw:layer="layout" svg:x1="15.006cm" svg:y1="20.028cm" svg:x2="13.006cm" svg:y2="20.028cm">
          <text:p/>
        </draw:line>
        <draw:line draw:style-name="gr5" draw:text-style-name="P2" draw:layer="layout" svg:x1="15.006cm" svg:y1="21.042cm" svg:x2="13.006cm" svg:y2="21.042cm">
          <text:p/>
        </draw:line>
        <draw:line draw:style-name="gr5" draw:text-style-name="P2" draw:layer="layout" svg:x1="15.007cm" svg:y1="22.042cm" svg:x2="13.007cm" svg:y2="22.042cm">
          <text:p/>
        </draw:line>
        <draw:line draw:style-name="gr5" draw:text-style-name="P2" draw:layer="layout" svg:x1="15.007cm" svg:y1="23.042cm" svg:x2="13.007cm" svg:y2="23.042cm">
          <text:p/>
        </draw:line>
        <draw:line draw:style-name="gr5" draw:text-style-name="P2" draw:layer="layout" svg:x1="15.007cm" svg:y1="24.042cm" svg:x2="13.007cm" svg:y2="24.042cm">
          <text:p/>
        </draw:line>
        <draw:frame draw:style-name="gr3" draw:text-style-name="P12" draw:layer="layout" svg:width="4.566cm" svg:height="8.777cm" svg:x="2.049cm" svg:y="2.617cm">
          <draw:text-box>
            <text:p text:style-name="P11"><text:span text:style-name="T6">clock</text:span></text:p>
            <text:p text:style-name="P11"><text:span text:style-name="T6">reset</text:span></text:p>
            <text:p text:style-name="P11"><text:span text:style-name="T6">sram_data_io</text:span></text:p>
            <text:p text:style-name="P11"><text:span text:style-name="T6">branch_pc</text:span></text:p>
            <text:p text:style-name="P11"><text:span text:style-name="T6">branch_reg</text:span></text:p>
            <text:p text:style-name="P11"><text:span text:style-name="T6">select_new_pc</text:span></text:p>
            <text:p text:style-name="P11"><text:span text:style-name="T6">bpb_branch_taken</text:span></text:p>
            <text:p text:style-name="P11"><text:span text:style-name="T6">alu_branch_taken</text:span></text:p>
            <text:p text:style-name="P11"><text:span text:style-name="T6"/></text:p>
          </draw:text-box>
        </draw:frame>
        <draw:line draw:style-name="gr2" draw:text-style-name="P10" draw:layer="layout" svg:x1="6.453cm" svg:y1="3.981cm" svg:x2="8.453cm" svg:y2="3.981cm">
          <text:p/>
        </draw:line>
        <draw:line draw:style-name="gr5" draw:text-style-name="P10" draw:layer="layout" svg:x1="6.453cm" svg:y1="4.981cm" svg:x2="8.453cm" svg:y2="4.981cm">
          <text:p/>
        </draw:line>
        <draw:line draw:style-name="gr5" draw:text-style-name="P10" draw:layer="layout" svg:x1="6.453cm" svg:y1="5.981cm" svg:x2="8.453cm" svg:y2="5.981cm">
          <text:p/>
        </draw:line>
        <draw:line draw:style-name="gr5" draw:text-style-name="P10" draw:layer="layout" svg:x1="6.453cm" svg:y1="6.981cm" svg:x2="8.453cm" svg:y2="6.981cm">
          <text:p/>
        </draw:line>
        <draw:frame draw:style-name="gr3" draw:text-style-name="P14" draw:layer="layout" svg:width="4.312cm" svg:height="2.741cm" svg:x="14.9cm" svg:y="2.618cm">
          <draw:text-box>
            <text:p text:style-name="P13"><text:span text:style-name="T6">new_pc</text:span></text:p>
            <text:p text:style-name="P13"><text:span text:style-name="T6">instruction_reg</text:span></text:p>
            <text:p text:style-name="P13"><text:span text:style-name="T6">sram_addr</text:span></text:p>
          </draw:text-box>
        </draw:frame>
        <draw:frame draw:style-name="gr3" draw:text-style-name="P12" draw:layer="layout" svg:width="4.312cm" svg:height="8.777cm" svg:x="2.3cm" svg:y="13.629cm">
          <draw:text-box>
            <text:p text:style-name="P11"><text:span text:style-name="T6">clock</text:span></text:p>
            <text:p text:style-name="P11"><text:span text:style-name="T6">reset</text:span></text:p>
            <text:p text:style-name="P11"><text:span text:style-name="T6">instruction_reg</text:span></text:p>
            <text:p text:style-name="P11"><text:span text:style-name="T6">new_pc</text:span></text:p>
            <text:p text:style-name="P11"><text:span text:style-name="T6">w_en</text:span></text:p>
            <text:p text:style-name="P11"><text:span text:style-name="T6">w_reg_addr</text:span></text:p>
            <text:p text:style-name="P11"><text:span text:style-name="T6">reg_data</text:span></text:p>
            <text:p text:style-name="P11"><text:span text:style-name="T6">fwd_mem_data</text:span></text:p>
            <text:p text:style-name="P11"><text:span text:style-name="T6">fwd_ex_data</text:span></text:p>
          </draw:text-box>
        </draw:frame>
        <draw:frame draw:style-name="gr3" draw:text-style-name="P14" draw:layer="layout" svg:width="5.074cm" svg:height="11.795cm" svg:x="14.9cm" svg:y="13.63cm">
          <draw:text-box>
            <text:p text:style-name="P13"><text:span text:style-name="T6">select_rd</text:span></text:p>
            <text:p text:style-name="P13"><text:span text:style-name="T6">reg_file_w_en</text:span></text:p>
            <text:p text:style-name="P13"><text:span text:style-name="T6">write_back_mux_sel</text:span></text:p>
            <text:p text:style-name="P13"><text:span text:style-name="T6">data_mem_w_en</text:span></text:p>
            <text:p text:style-name="P13"><text:span text:style-name="T6">alu_opcode</text:span></text:p>
            <text:p text:style-name="P13"><text:span text:style-name="T6">alu_a_mux_sel</text:span></text:p>
            <text:p text:style-name="P13"><text:span text:style-name="T6">alu_b_mux_sel</text:span></text:p>
            <text:p text:style-name="P13"><text:span text:style-name="T6">instruction_reg</text:span></text:p>
            <text:p text:style-name="P13"><text:span text:style-name="T6">constant</text:span></text:p>
            <text:p text:style-name="P13"><text:span text:style-name="T6">data_alu_a</text:span></text:p>
            <text:p text:style-name="P13"><text:span text:style-name="T6">data_alu_b</text:span></text:p>
            <text:p text:style-name="P13"><text:span text:style-name="T6">new_pc</text:span></text:p>
          </draw:text-box>
        </draw:frame>
        <draw:rect draw:style-name="gr1" draw:text-style-name="P9" draw:layer="layout" svg:width="4.547cm" svg:height="9cm" svg:x="29.454cm" svg:y="1cm">
          <text:p text:style-name="P1"><text:span text:style-name="T5">Write Back</text:span></text:p>
        </draw:rect>
        <draw:line draw:style-name="gr2" draw:text-style-name="P10" draw:layer="layout" svg:x1="27.454cm" svg:y1="1.981cm" svg:x2="29.454cm" svg:y2="1.981cm">
          <text:p/>
        </draw:line>
        <draw:line draw:style-name="gr5" draw:text-style-name="P10" draw:layer="layout" svg:x1="36.006cm" svg:y1="2.017cm" svg:x2="34.006cm" svg:y2="2.017cm">
          <text:p/>
        </draw:line>
        <draw:line draw:style-name="gr2" draw:text-style-name="P10" draw:layer="layout" svg:x1="36.006cm" svg:y1="4.017cm" svg:x2="34.006cm" svg:y2="4.017cm">
          <text:p/>
        </draw:line>
        <draw:line draw:style-name="gr5" draw:text-style-name="P10" draw:layer="layout" svg:x1="36.006cm" svg:y1="3.017cm" svg:x2="34.006cm" svg:y2="3.017cm">
          <text:p/>
        </draw:line>
        <draw:frame draw:style-name="gr3" draw:text-style-name="P12" draw:layer="layout" svg:width="5.074cm" svg:height="7.771cm" svg:x="22.45cm" svg:y="1.617cm">
          <draw:text-box>
            <text:p text:style-name="P11"><text:span text:style-name="T6">clock</text:span></text:p>
            <text:p text:style-name="P11"><text:span text:style-name="T6">reset</text:span></text:p>
            <text:p text:style-name="P11"><text:span text:style-name="T6">mem_data</text:span></text:p>
            <text:p text:style-name="P11"><text:span text:style-name="T6">alu_data</text:span></text:p>
            <text:p text:style-name="P11"><text:span text:style-name="T6">w_reg_addr</text:span></text:p>
            <text:p text:style-name="P11"><text:span text:style-name="T6">reg_file_w_en</text:span></text:p>
            <text:p text:style-name="P13"><text:span text:style-name="T6">write_back_mux_sel</text:span></text:p>
            <text:p text:style-name="P11"><text:span text:style-name="T6">select_rd</text:span></text:p>
          </draw:text-box>
        </draw:frame>
        <draw:line draw:style-name="gr2" draw:text-style-name="P10" draw:layer="layout" svg:x1="27.454cm" svg:y1="2.981cm" svg:x2="29.454cm" svg:y2="2.981cm">
          <text:p/>
        </draw:line>
        <draw:line draw:style-name="gr5" draw:text-style-name="P10" draw:layer="layout" svg:x1="27.454cm" svg:y1="3.981cm" svg:x2="29.454cm" svg:y2="3.981cm">
          <text:p/>
        </draw:line>
        <draw:line draw:style-name="gr5" draw:text-style-name="P10" draw:layer="layout" svg:x1="27.454cm" svg:y1="4.981cm" svg:x2="29.454cm" svg:y2="4.981cm">
          <text:p/>
        </draw:line>
        <draw:line draw:style-name="gr5" draw:text-style-name="P10" draw:layer="layout" svg:x1="27.454cm" svg:y1="5.981cm" svg:x2="29.454cm" svg:y2="5.981cm">
          <text:p/>
        </draw:line>
        <draw:frame draw:style-name="gr3" draw:text-style-name="P14" draw:layer="layout" svg:width="3.804cm" svg:height="2.741cm" svg:x="35.901cm" svg:y="1.618cm">
          <draw:text-box>
            <text:p text:style-name="P13"><text:span text:style-name="T6">w_reg_addr</text:span></text:p>
            <text:p text:style-name="P13"><text:span text:style-name="T6">reg_data</text:span></text:p>
            <text:p text:style-name="P13"><text:span text:style-name="T6">reg_file_w_en</text:span></text:p>
          </draw:text-box>
        </draw:frame>
        <draw:line draw:style-name="gr5" draw:text-style-name="P2" draw:layer="layout" svg:x1="15.007cm" svg:y1="25.042cm" svg:x2="13.007cm" svg:y2="25.042cm">
          <text:p/>
        </draw:line>
        <draw:line draw:style-name="gr2" draw:text-style-name="P10" draw:layer="layout" svg:x1="27.454cm" svg:y1="6.981cm" svg:x2="29.454cm" svg:y2="6.981cm">
          <text:p/>
        </draw:line>
        <draw:line draw:style-name="gr2" draw:text-style-name="P10" draw:layer="layout" svg:x1="27.454cm" svg:y1="7.981cm" svg:x2="29.454cm" svg:y2="7.981cm">
          <text:p/>
        </draw:line>
        <draw:line draw:style-name="gr2" draw:text-style-name="P10" draw:layer="layout" svg:x1="27.454cm" svg:y1="8.981cm" svg:x2="29.454cm" svg:y2="8.981cm">
          <text:p/>
        </draw:line>
        <draw:rect draw:style-name="gr1" draw:text-style-name="P9" draw:layer="layout" svg:width="4.547cm" svg:height="11cm" svg:x="29.455cm" svg:y="13cm">
          <text:p text:style-name="P1"><text:span text:style-name="T5">Memory</text:span></text:p>
          <text:p text:style-name="P1"><text:span text:style-name="T5">Access</text:span></text:p>
        </draw:rect>
        <draw:line draw:style-name="gr2" draw:text-style-name="P10" draw:layer="layout" svg:x1="27.455cm" svg:y1="13.981cm" svg:x2="29.455cm" svg:y2="13.981cm">
          <text:p/>
        </draw:line>
        <draw:line draw:style-name="gr5" draw:text-style-name="P10" draw:layer="layout" svg:x1="36.007cm" svg:y1="14.017cm" svg:x2="34.007cm" svg:y2="14.017cm">
          <text:p/>
        </draw:line>
        <draw:line draw:style-name="gr2" draw:text-style-name="P10" draw:layer="layout" svg:x1="36.007cm" svg:y1="16.017cm" svg:x2="34.007cm" svg:y2="16.017cm">
          <text:p/>
        </draw:line>
        <draw:line draw:style-name="gr5" draw:text-style-name="P10" draw:layer="layout" svg:x1="36.007cm" svg:y1="15.017cm" svg:x2="34.007cm" svg:y2="15.017cm">
          <text:p/>
        </draw:line>
        <draw:frame draw:style-name="gr3" draw:text-style-name="P12" draw:layer="layout" svg:width="5.074cm" svg:height="9.783cm" svg:x="22.451cm" svg:y="13.617cm">
          <draw:text-box>
            <text:p text:style-name="P11"><text:span text:style-name="T6">clock</text:span></text:p>
            <text:p text:style-name="P11"><text:span text:style-name="T6">reset</text:span></text:p>
            <text:p text:style-name="P11"><text:span text:style-name="T6">sdram_data_ready</text:span></text:p>
            <text:p text:style-name="P11"><text:span text:style-name="T6">sdram_w_en</text:span></text:p>
            <text:p text:style-name="P11"><text:span text:style-name="T6">sdram_addr</text:span></text:p>
            <text:p text:style-name="P11"><text:span text:style-name="T6">sdram_data_io</text:span></text:p>
            <text:p text:style-name="P11"><text:span text:style-name="T6">alu_data</text:span></text:p>
            <text:p text:style-name="P11"><text:span text:style-name="T6">select_rd</text:span></text:p>
            <text:p text:style-name="P11"><text:span text:style-name="T6">reg_file_w_en</text:span></text:p>
            <text:p text:style-name="P11"><text:span text:style-name="T6">write_back_mux_sel</text:span></text:p>
          </draw:text-box>
        </draw:frame>
        <draw:line draw:style-name="gr2" draw:text-style-name="P10" draw:layer="layout" svg:x1="27.455cm" svg:y1="14.981cm" svg:x2="29.455cm" svg:y2="14.981cm">
          <text:p/>
        </draw:line>
        <draw:line draw:style-name="gr2" draw:text-style-name="P10" draw:layer="layout" svg:x1="27.455cm" svg:y1="15.981cm" svg:x2="29.455cm" svg:y2="15.981cm">
          <text:p/>
        </draw:line>
        <draw:line draw:style-name="gr2" draw:text-style-name="P10" draw:layer="layout" svg:x1="27.455cm" svg:y1="16.981cm" svg:x2="29.455cm" svg:y2="16.981cm">
          <text:p/>
        </draw:line>
        <draw:line draw:style-name="gr5" draw:text-style-name="P10" draw:layer="layout" svg:x1="27.455cm" svg:y1="17.981cm" svg:x2="29.455cm" svg:y2="17.981cm">
          <text:p/>
        </draw:line>
        <draw:frame draw:style-name="gr3" draw:text-style-name="P14" draw:layer="layout" svg:width="5.074cm" svg:height="6.765cm" svg:x="35.902cm" svg:y="13.618cm">
          <draw:text-box>
            <text:p text:style-name="P13"><text:span text:style-name="T6">mem_data</text:span></text:p>
            <text:p text:style-name="P13"><text:span text:style-name="T6">sdram_addr</text:span></text:p>
            <text:p text:style-name="P13"><text:span text:style-name="T6">sdram_w_en</text:span></text:p>
            <text:p text:style-name="P13"><text:span text:style-name="T6">select_rd</text:span></text:p>
            <text:p text:style-name="P13"><text:span text:style-name="T6">reg_file_w_en</text:span></text:p>
            <text:p text:style-name="P13"><text:span text:style-name="T6">write_back_mux_sel</text:span></text:p>
            <text:p text:style-name="P13"><text:span text:style-name="T6">alu_data</text:span></text:p>
          </draw:text-box>
        </draw:frame>
        <draw:line draw:style-name="gr5" draw:text-style-name="P10" draw:layer="layout" svg:x1="27.455cm" svg:y1="18.981cm" svg:x2="29.455cm" svg:y2="18.981cm">
          <text:p/>
        </draw:line>
        <draw:line draw:style-name="gr5" draw:text-style-name="P10" draw:layer="layout" svg:x1="27.455cm" svg:y1="19.981cm" svg:x2="29.455cm" svg:y2="19.981cm">
          <text:p/>
        </draw:line>
        <draw:line draw:style-name="gr2" draw:text-style-name="P10" draw:layer="layout" svg:x1="6.453cm" svg:y1="7.981cm" svg:x2="8.453cm" svg:y2="7.981cm">
          <text:p/>
        </draw:line>
        <draw:line draw:style-name="gr2" draw:text-style-name="P10" draw:layer="layout" svg:x1="6.453cm" svg:y1="8.981cm" svg:x2="8.453cm" svg:y2="8.981cm">
          <text:p/>
        </draw:line>
        <draw:line draw:style-name="gr2" draw:text-style-name="P10" draw:layer="layout" svg:x1="6.453cm" svg:y1="9.981cm" svg:x2="8.453cm" svg:y2="9.981cm">
          <text:p/>
        </draw:line>
        <draw:line draw:style-name="gr2" draw:text-style-name="P10" draw:layer="layout" svg:x1="27.455cm" svg:y1="20.981cm" svg:x2="29.455cm" svg:y2="20.981cm">
          <text:p/>
        </draw:line>
        <draw:line draw:style-name="gr2" draw:text-style-name="P10" draw:layer="layout" svg:x1="27.455cm" svg:y1="21.981cm" svg:x2="29.455cm" svg:y2="21.981cm">
          <text:p/>
        </draw:line>
        <draw:line draw:style-name="gr2" draw:text-style-name="P10" draw:layer="layout" svg:x1="27.455cm" svg:y1="22.981cm" svg:x2="29.455cm" svg:y2="22.981cm">
          <text:p/>
        </draw:line>
        <draw:line draw:style-name="gr2" draw:text-style-name="P10" draw:layer="layout" svg:x1="36.007cm" svg:y1="17.017cm" svg:x2="34.007cm" svg:y2="17.017cm">
          <text:p/>
        </draw:line>
        <draw:line draw:style-name="gr2" draw:text-style-name="P10" draw:layer="layout" svg:x1="36.007cm" svg:y1="18.017cm" svg:x2="34.007cm" svg:y2="18.017cm">
          <text:p/>
        </draw:line>
        <draw:line draw:style-name="gr2" draw:text-style-name="P10" draw:layer="layout" svg:x1="36.007cm" svg:y1="19.017cm" svg:x2="34.007cm" svg:y2="19.017cm">
          <text:p/>
        </draw:line>
        <draw:line draw:style-name="gr5" draw:text-style-name="P10" draw:layer="layout" svg:x1="36.007cm" svg:y1="20.017cm" svg:x2="34.007cm" svg:y2="20.017cm">
          <text:p/>
        </draw:line>
      </draw:page>
      <draw:page draw:name="page5" draw:style-name="dp1" draw:master-page-name="Padrão">
        <draw:custom-shape draw:style-name="gr12" draw:text-style-name="P16" draw:layer="layout" svg:width="7.1cm" svg:height="7.7cm" svg:x="5.6cm" svg:y="19.3cm">
          <text:p text:style-name="P15"><text:span text:style-name="T7">Write Back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xml:id="id19" draw:id="id19" draw:layer="layout" svg:width="0.2cm" svg:height="0.3cm" svg:x="11.1cm" svg:y="21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1" draw:id="id21" draw:layer="layout" svg:width="0.2cm" svg:height="0.3cm" svg:x="11.1cm" svg:y="21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3" draw:id="id23" draw:layer="layout" svg:width="0.2cm" svg:height="0.3cm" svg:x="9.1cm" svg:y="24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5" draw:id="id25" draw:layer="layout" svg:width="0.2cm" svg:height="0.3cm" svg:x="9.1cm" svg:y="24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cm" svg:height="0.3cm" svg:x="10.299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cm" svg:height="0.3cm" svg:x="0.9cm" svg:y="16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4" draw:id="id4" draw:layer="layout" svg:width="0.2cm" svg:height="0.3cm" svg:x="10.1cm" svg:y="11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8" draw:id="id8" draw:layer="layout" svg:width="0.2cm" svg:height="0.3cm" svg:x="10.1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6.2cm" svg:height="7.3cm" svg:x="5.3cm" svg:y="8.7cm">
          <text:p text:style-name="P15"><text:span text:style-name="T7">Program Coun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xml:id="id1" draw:id="id1" draw:layer="layout" svg:width="1.888cm" svg:height="0.6cm" svg:x="6.112cm" svg:y="13.4cm"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3cm" svg:height="0.3cm" draw:transform="rotate (-1.5707963267949) translate (6.412cm 13.5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7" draw:text-style-name="P1" draw:layer="layout" svg:x1="8cm" svg:y1="13.7cm" svg:x2="8.25cm" svg:y2="12.4cm" draw:start-shape="id1" draw:start-glue-point="1" draw:end-shape="id2" draw:end-glue-point="8" svg:d="m8000 13700h250v-1300" svg:viewBox="0 0 251 1301">
          <text:p/>
        </draw:connector>
        <draw:frame draw:style-name="gr3" draw:text-style-name="P18" xml:id="id3" draw:id="id3" draw:layer="layout" svg:width="1.074cm" svg:height="0.611cm" svg:x="5.6cm" svg:y="11.745cm">
          <draw:text-box>
            <text:p><text:span text:style-name="T8">0x2</text:span></text:p>
          </draw:text-box>
        </draw:frame>
        <draw:connector draw:style-name="gr18" draw:text-style-name="P1" draw:layer="layout" svg:x1="6.674cm" svg:y1="12.05cm" svg:x2="7.9cm" svg:y2="12.05cm" draw:start-shape="id3" draw:start-glue-point="1" draw:end-shape="id2" draw:end-glue-point="6" svg:d="m6674 12050h1226" svg:viewBox="0 0 1227 1">
          <text:p/>
        </draw:connector>
        <draw:custom-shape draw:style-name="gr19" draw:text-style-name="P1" xml:id="id2" draw:id="id2" draw:layer="layout" svg:width="0.7cm" svg:height="0.7cm" svg:x="7.9cm" svg:y="11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0" draw:text-style-name="P1" xml:id="id6" draw:id="id6" draw:layer="layout" svg:width="1.8cm" svg:height="0.6cm" draw:transform="rotate (1.5707963267949) translate (10.1cm 12.5cm)">
          <text:p text:style-name="P1"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1" draw:layer="layout" svg:width="21.154cm" svg:height="18.999cm" svg:x="14.846cm" svg:y="5.801cm">
          <draw:image xlink:href="Pictures/10000201000017BC000015516C5F06AA.png" xlink:type="simple" xlink:show="embed" xlink:actuate="onLoad">
            <text:p/>
          </draw:image>
        </draw:frame>
        <draw:connector draw:style-name="gr17" draw:text-style-name="P1" draw:layer="layout" draw:type="line" svg:x1="8.6cm" svg:y1="12.05cm" svg:x2="10.1cm" svg:y2="12.05cm" draw:start-shape="id2" draw:start-glue-point="10" draw:end-shape="id4" draw:end-glue-point="3" svg:d="m8600 12050h1500" svg:viewBox="0 0 1501 1">
          <text:p/>
        </draw:connector>
        <draw:custom-shape draw:style-name="gr13" draw:text-style-name="P1" draw:layer="layout" svg:width="0.2cm" svg:height="0.3cm" svg:x="2.166cm" svg:y="7.1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line" svg:x1="5.271cm" svg:y1="11.624cm" svg:x2="10.1cm" svg:y2="11.6cm" draw:start-shape="id5" draw:start-glue-point="1" draw:end-shape="id6" draw:end-glue-point="7" svg:d="m5271 11624 4829-24" svg:viewBox="0 0 4830 25">
          <text:p/>
        </draw:connector>
        <draw:connector draw:style-name="gr21" draw:text-style-name="P1" draw:layer="layout" draw:type="line" svg:x1="5.271cm" svg:y1="11.123cm" svg:x2="10.1cm" svg:y2="11.15cm" draw:start-shape="id7" draw:start-glue-point="1" draw:end-shape="id8" draw:end-glue-point="3" svg:d="m5271 11123 4829 27" svg:viewBox="0 0 4830 28">
          <text:p/>
        </draw:connector>
        <draw:connector draw:style-name="gr17" draw:text-style-name="P1" xml:id="id13" draw:id="id13" draw:layer="layout" draw:type="line" svg:x1="10.7cm" svg:y1="11.6cm" svg:x2="11.491cm" svg:y2="11.603cm" draw:start-shape="id6" draw:start-glue-point="5" draw:end-shape="id9" draw:end-glue-point="3" svg:d="m10700 11600 791 3" svg:viewBox="0 0 792 4">
          <text:p/>
        </draw:connector>
        <draw:connector draw:style-name="gr17" draw:text-style-name="P1" draw:layer="layout" draw:line-skew="-0.902cm" svg:x1="8.6cm" svg:y1="12.05cm" svg:x2="11.513cm" svg:y2="12.758cm" draw:start-shape="id2" draw:start-glue-point="10" draw:end-shape="id10" draw:end-glue-point="3" svg:d="m8600 12050h556v708h2357" svg:viewBox="0 0 2914 709">
          <text:p/>
        </draw:connector>
        <draw:frame draw:style-name="gr3" draw:text-style-name="P19" xml:id="id10" draw:id="id10" draw:layer="layout" svg:width="1.645cm" svg:height="0.611cm" svg:x="11.513cm" svg:y="12.453cm">
          <draw:text-box>
            <text:p text:style-name="P13"><text:span text:style-name="T8">new_pc</text:span></text:p>
          </draw:text-box>
        </draw:frame>
        <draw:frame draw:style-name="gr3" draw:text-style-name="P20" draw:layer="layout" svg:width="1.01cm" svg:height="0.573cm" svg:x="9.902cm" svg:y="11.354cm">
          <draw:text-box>
            <text:p text:style-name="P13"><text:span text:style-name="T4">MUX</text:span></text:p>
          </draw:text-box>
        </draw:frame>
        <draw:frame draw:style-name="gr3" draw:text-style-name="P19" xml:id="id9" draw:id="id9" draw:layer="layout" svg:width="2.217cm" svg:height="0.611cm" svg:x="11.491cm" svg:y="11.298cm">
          <draw:text-box>
            <text:p text:style-name="P13"><text:span text:style-name="T8">sram_addr</text:span></text:p>
          </draw:text-box>
        </draw:frame>
        <draw:frame draw:style-name="gr3" draw:text-style-name="P19" xml:id="id7" draw:id="id7" draw:layer="layout" svg:width="2.217cm" svg:height="0.611cm" svg:x="3.054cm" svg:y="10.818cm">
          <draw:text-box>
            <text:p text:style-name="P13"><text:span text:style-name="T8">branch_pc</text:span></text:p>
          </draw:text-box>
        </draw:frame>
        <draw:frame draw:style-name="gr3" draw:text-style-name="P19" xml:id="id5" draw:id="id5" draw:layer="layout" svg:width="2.407cm" svg:height="0.611cm" svg:x="2.864cm" svg:y="11.319cm">
          <draw:text-box>
            <text:p text:style-name="P13"><text:span text:style-name="T8">branch_reg</text:span></text:p>
          </draw:text-box>
        </draw:frame>
        <draw:frame draw:style-name="gr3" draw:text-style-name="P19" xml:id="id11" draw:id="id11" draw:layer="layout" svg:width="2.788cm" svg:height="0.611cm" svg:x="2.486cm" svg:y="14.922cm">
          <draw:text-box>
            <text:p text:style-name="P13"><text:span text:style-name="T8">sram_data_io</text:span></text:p>
          </draw:text-box>
        </draw:frame>
        <draw:connector draw:style-name="gr21" draw:text-style-name="P1" draw:layer="layout" draw:type="line" svg:x1="5.274cm" svg:y1="15.227cm" svg:x2="11.514cm" svg:y2="15.231cm" draw:start-shape="id11" draw:start-glue-point="1" draw:end-shape="id12" draw:end-glue-point="3" svg:d="m5274 15227 6240 4" svg:viewBox="0 0 6241 5">
          <text:p/>
        </draw:connector>
        <draw:frame draw:style-name="gr3" draw:text-style-name="P19" xml:id="id12" draw:id="id12" draw:layer="layout" svg:width="3.36cm" svg:height="0.611cm" svg:x="11.514cm" svg:y="14.926cm">
          <draw:text-box>
            <text:p text:style-name="P13"><text:span text:style-name="T8">instruction_reg</text:span></text:p>
          </draw:text-box>
        </draw:frame>
        <draw:connector draw:style-name="gr17" draw:text-style-name="P1" draw:layer="layout" draw:line-skew="0.099cm" svg:x1="11.095cm" svg:y1="11.601cm" svg:x2="7.056cm" svg:y2="14cm" draw:start-shape="id13" draw:start-glue-point="0" draw:end-shape="id1" draw:end-glue-point="2" svg:d="m11095 11601v2999h-4039v-600" svg:viewBox="0 0 4040 3000">
          <text:p/>
        </draw:connector>
        <draw:frame draw:style-name="gr3" draw:text-style-name="P19" xml:id="id16" draw:id="id16" draw:layer="layout" svg:width="3.55cm" svg:height="0.611cm" svg:x="1.731cm" svg:y="10.323cm">
          <draw:text-box>
            <text:p text:style-name="P13"><text:span text:style-name="T8">alu_branch_taken</text:span></text:p>
          </draw:text-box>
        </draw:frame>
        <draw:frame draw:style-name="gr3" draw:text-style-name="P19" xml:id="id14" draw:id="id14" draw:layer="layout" svg:width="3.55cm" svg:height="0.611cm" svg:x="1.726cm" svg:y="9.816cm">
          <draw:text-box>
            <text:p text:style-name="P13"><text:span text:style-name="T8">bpb_branch_taken</text:span></text:p>
          </draw:text-box>
        </draw:frame>
        <draw:frame draw:style-name="gr3" draw:text-style-name="P19" xml:id="id17" draw:id="id17" draw:layer="layout" svg:width="2.979cm" svg:height="0.611cm" svg:x="2.296cm" svg:y="9.325cm">
          <draw:text-box>
            <text:p text:style-name="P13"><text:span text:style-name="T8">select_new_pc</text:span></text:p>
          </draw:text-box>
        </draw:frame>
        <draw:custom-shape draw:style-name="gr22" draw:text-style-name="P1" xml:id="id15" draw:id="id15" draw:layer="layout" svg:width="0.789cm" svg:height="0.789cm" draw:transform="rotate (-1.5707963267949) translate (7.819cm 9.728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23" draw:text-style-name="P1" draw:layer="layout" svg:x1="5.276cm" svg:y1="10.121cm" svg:x2="7.032cm" svg:y2="10.122cm" draw:start-shape="id14" draw:start-glue-point="1" draw:end-shape="id15" draw:end-glue-point="6" svg:d="m5276 10121h877v1h879" svg:viewBox="0 0 1757 2">
          <text:p/>
        </draw:connector>
        <draw:connector draw:style-name="gr24" draw:text-style-name="P1" draw:layer="layout" svg:x1="7.819cm" svg:y1="10.122cm" svg:x2="10.4cm" svg:y2="10.925cm" draw:start-shape="id15" draw:start-glue-point="4" draw:end-shape="id6" draw:end-glue-point="4" svg:d="m7819 10122h2581v803" svg:viewBox="0 0 2582 804">
          <text:p/>
        </draw:connector>
        <draw:frame draw:style-name="gr3" draw:text-style-name="P21" draw:layer="layout" svg:width="0.883cm" svg:height="0.611cm" svg:x="6.81cm" svg:y="9.834cm">
          <draw:text-box>
            <text:p text:style-name="P13"><text:span text:style-name="T9">{}</text:span></text:p>
          </draw:text-box>
        </draw:frame>
        <draw:connector draw:style-name="gr25" draw:text-style-name="P1" draw:layer="layout" svg:x1="5.281cm" svg:y1="10.628cm" svg:x2="7.032cm" svg:y2="10.122cm" draw:start-shape="id16" draw:start-glue-point="1" draw:end-shape="id15" draw:end-glue-point="6" svg:d="m5281 10628h874v-506h877" svg:viewBox="0 0 1752 507">
          <text:p/>
        </draw:connector>
        <draw:connector draw:style-name="gr25" draw:text-style-name="P1" draw:layer="layout" svg:x1="5.275cm" svg:y1="9.63cm" svg:x2="7.032cm" svg:y2="10.122cm" draw:start-shape="id17" draw:start-glue-point="1" draw:end-shape="id15" draw:end-glue-point="6" svg:d="m5275 9630h877v492h880" svg:viewBox="0 0 1758 493">
          <text:p/>
        </draw:connector>
        <draw:custom-shape draw:style-name="gr20" draw:text-style-name="P1" xml:id="id27" draw:id="id27" draw:layer="layout" svg:width="1.8cm" svg:height="0.6cm" draw:transform="rotate (1.5707963267949) translate (11.1cm 22.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20" draw:layer="layout" svg:width="1.01cm" svg:height="0.573cm" svg:x="10.902cm" svg:y="21.355cm">
          <draw:text-box>
            <text:p text:style-name="P13"><text:span text:style-name="T4">MUX</text:span></text:p>
          </draw:text-box>
        </draw:frame>
        <draw:custom-shape draw:style-name="gr20" draw:text-style-name="P1" xml:id="id29" draw:id="id29" draw:layer="layout" svg:width="1.8cm" svg:height="0.6cm" draw:transform="rotate (1.5707963267949) translate (9.1cm 25.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20" draw:layer="layout" svg:width="1.01cm" svg:height="0.573cm" svg:x="8.902cm" svg:y="24.355cm">
          <draw:text-box>
            <text:p text:style-name="P13"><text:span text:style-name="T4">MUX</text:span></text:p>
          </draw:text-box>
        </draw:frame>
        <draw:frame draw:style-name="gr3" draw:text-style-name="P19" xml:id="id18" draw:id="id18" draw:layer="layout" svg:width="2.026cm" svg:height="0.611cm" svg:x="3.556cm" svg:y="20.947cm">
          <draw:text-box>
            <text:p text:style-name="P13"><text:span text:style-name="T8">mem_data</text:span></text:p>
          </draw:text-box>
        </draw:frame>
        <draw:frame draw:style-name="gr3" draw:text-style-name="P19" xml:id="id20" draw:id="id20" draw:layer="layout" svg:width="2.026cm" svg:height="0.611cm" svg:x="3.556cm" svg:y="21.653cm">
          <draw:text-box>
            <text:p text:style-name="P13"><text:span text:style-name="T8">alu_data</text:span></text:p>
          </draw:text-box>
        </draw:frame>
        <draw:connector draw:style-name="gr21" draw:text-style-name="P1" draw:layer="layout" draw:type="line" svg:x1="5.582cm" svg:y1="21.252cm" svg:x2="11.1cm" svg:y2="21.25cm" draw:start-shape="id18" draw:start-glue-point="1" draw:end-shape="id19" draw:end-glue-point="3" svg:d="m5582 21252 5518-2" svg:viewBox="0 0 5519 3">
          <text:p/>
        </draw:connector>
        <draw:connector draw:style-name="gr21" draw:text-style-name="P1" draw:layer="layout" draw:type="line" svg:x1="5.582cm" svg:y1="21.958cm" svg:x2="11.1cm" svg:y2="21.95cm" draw:start-shape="id20" draw:start-glue-point="1" draw:end-shape="id21" draw:end-glue-point="3" svg:d="m5582 21958 5518-8" svg:viewBox="0 0 5519 9">
          <text:p/>
        </draw:connector>
        <draw:frame draw:style-name="gr3" draw:text-style-name="P19" xml:id="id24" draw:id="id24" draw:layer="layout" svg:width="2.407cm" svg:height="0.611cm" svg:x="3.172cm" svg:y="23.954cm">
          <draw:text-box>
            <text:p text:style-name="P22"><text:span text:style-name="T8">w_reg_addr</text:span></text:p>
          </draw:text-box>
        </draw:frame>
        <draw:frame draw:style-name="gr3" draw:text-style-name="P19" xml:id="id22" draw:id="id22" draw:layer="layout" svg:width="1.074cm" svg:height="0.611cm" svg:x="6.421cm" svg:y="24.655cm">
          <draw:text-box>
            <text:p text:style-name="P22"><text:span text:style-name="T8">0xF</text:span></text:p>
          </draw:text-box>
        </draw:frame>
        <draw:connector draw:style-name="gr26" draw:text-style-name="P1" draw:layer="layout" draw:type="line" svg:x1="7.495cm" svg:y1="24.96cm" svg:x2="9.1cm" svg:y2="24.95cm" draw:start-shape="id22" draw:start-glue-point="1" draw:end-shape="id23" draw:end-glue-point="3" svg:d="m7495 24960 1605-10" svg:viewBox="0 0 1606 11">
          <text:p/>
        </draw:connector>
        <draw:connector draw:style-name="gr21" draw:text-style-name="P1" draw:layer="layout" draw:type="line" svg:x1="5.579cm" svg:y1="24.259cm" svg:x2="9.1cm" svg:y2="24.25cm" draw:start-shape="id24" draw:start-glue-point="1" draw:end-shape="id25" draw:end-glue-point="3" svg:d="m5579 24259 3521-9" svg:viewBox="0 0 3522 10">
          <text:p/>
        </draw:connector>
        <draw:frame draw:style-name="gr3" draw:text-style-name="P19" xml:id="id26" draw:id="id26" draw:layer="layout" svg:width="3.931cm" svg:height="0.611cm" svg:x="1.643cm" svg:y="19.855cm">
          <draw:text-box>
            <text:p text:style-name="P22"><text:span text:style-name="T8">write_back_mux_sel</text:span></text:p>
          </draw:text-box>
        </draw:frame>
        <draw:connector draw:style-name="gr25" draw:text-style-name="P1" draw:layer="layout" svg:x1="5.574cm" svg:y1="20.16cm" svg:x2="11.4cm" svg:y2="20.925cm" draw:start-shape="id26" draw:start-glue-point="1" draw:end-shape="id27" draw:end-glue-point="4" svg:d="m5574 20160h5826v765" svg:viewBox="0 0 5827 766">
          <text:p/>
        </draw:connector>
        <draw:frame draw:style-name="gr3" draw:text-style-name="P19" xml:id="id28" draw:id="id28" draw:layer="layout" svg:width="2.217cm" svg:height="0.611cm" svg:x="3.358cm" svg:y="22.856cm">
          <draw:text-box>
            <text:p text:style-name="P22"><text:span text:style-name="T8">select_rd</text:span></text:p>
          </draw:text-box>
        </draw:frame>
        <draw:connector draw:style-name="gr25" draw:text-style-name="P1" draw:layer="layout" svg:x1="5.575cm" svg:y1="23.161cm" svg:x2="9.4cm" svg:y2="23.925cm" draw:start-shape="id28" draw:start-glue-point="1" draw:end-shape="id29" draw:end-glue-point="4" svg:d="m5575 23161h3825v764" svg:viewBox="0 0 3826 765">
          <text:p/>
        </draw:connector>
        <draw:frame draw:style-name="gr3" draw:text-style-name="P19" xml:id="id31" draw:id="id31" draw:layer="layout" svg:width="2.026cm" svg:height="0.611cm" svg:x="12.744cm" svg:y="21.286cm">
          <draw:text-box>
            <text:p text:style-name="P22"><text:span text:style-name="T8">reg_data</text:span></text:p>
          </draw:text-box>
        </draw:frame>
        <draw:frame draw:style-name="gr3" draw:text-style-name="P19" xml:id="id30" draw:id="id30" draw:layer="layout" svg:width="3.169cm" svg:height="0.611cm" svg:x="12.746cm" svg:y="24.293cm">
          <draw:text-box>
            <text:p text:style-name="P22"><text:span text:style-name="T8">write_reg_addr</text:span></text:p>
          </draw:text-box>
        </draw:frame>
        <draw:connector draw:style-name="gr27" draw:text-style-name="P1" draw:layer="layout" svg:x1="9.7cm" svg:y1="24.6cm" svg:x2="12.746cm" svg:y2="24.598cm" draw:start-shape="id29" draw:start-glue-point="5" draw:end-shape="id30" svg:d="m9700 24600h1524v-2h1522" svg:viewBox="0 0 3047 3">
          <text:p/>
        </draw:connector>
        <draw:connector draw:style-name="gr28" draw:text-style-name="P1" draw:layer="layout" svg:x1="12.744cm" svg:y1="21.591cm" svg:x2="11.7cm" svg:y2="21.6cm" draw:start-shape="id31" draw:start-glue-point="3" draw:end-shape="id27" draw:end-glue-point="5" svg:d="m12744 21591h-521v9h-523" svg:viewBox="0 0 1045 10">
          <text:p/>
        </draw:connector>
        <draw:frame draw:style-name="gr3" draw:text-style-name="P19" xml:id="id32" draw:id="id32" draw:layer="layout" svg:width="2.979cm" svg:height="0.611cm" svg:x="2.601cm" svg:y="25.955cm">
          <draw:text-box>
            <text:p text:style-name="P22"><text:span text:style-name="T8">reg_file_w_en</text:span></text:p>
          </draw:text-box>
        </draw:frame>
        <draw:frame draw:style-name="gr3" draw:text-style-name="P19" xml:id="id33" draw:id="id33" draw:layer="layout" svg:width="2.979cm" svg:height="0.611cm" svg:x="12.746cm" svg:y="25.956cm">
          <draw:text-box>
            <text:p text:style-name="P22"><text:span text:style-name="T8">reg_file_w_en</text:span></text:p>
          </draw:text-box>
        </draw:frame>
        <draw:connector draw:style-name="gr29" draw:text-style-name="P1" draw:layer="layout" svg:x1="5.58cm" svg:y1="26.26cm" svg:x2="12.746cm" svg:y2="26.261cm" draw:start-shape="id32" draw:start-glue-point="1" draw:end-shape="id33" svg:d="m5580 26260h3583v1h3583" svg:viewBox="0 0 7167 2">
          <text:p/>
        </draw:connector>
      </draw:page>
      <draw:page draw:name="page6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_20_3" draw:display-name="Arrowhead 3" svg:viewBox="0 0 836 110" svg:d="m0 0h278 278 280v36 36 38h-278-278-280v-36-36z"/>
    <draw:marker draw:name="Arrowhead_20_4" draw:display-name="Arrowhead 4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Carlos Nunes Bittencourt</meta:initial-creator>
    <meta:creation-date>2014-04-28T20:50:08.786555140</meta:creation-date>
    <dc:date>2014-05-15T19:44:22.917753551</dc:date>
    <dc:creator>João Carlos Nunes Bittencourt</dc:creator>
    <meta:editing-duration>P1DT1H54M19S</meta:editing-duration>
    <meta:editing-cycles>29</meta:editing-cycles>
    <meta:generator>LibreOffice/4.1.4.2$Linux_X86_64 LibreOffice_project/410m0$Build-2</meta:generator>
    <meta:document-statistic meta:object-count="240"/>
  </office:meta>
</office:document-meta>
</file>